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aleway" svg:font-family="Raleway, Arial, Tahoma, sans-serif"/>
    <style:font-face style:name="inherit" svg:font-family="inherit"/>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font-name="Times new roman" fo:font-size="12pt" officeooo:rsid="00221934" officeooo:paragraph-rsid="00221934" style:font-size-asian="12pt" style:font-size-complex="12pt"/>
    </style:style>
    <style:style style:name="P2" style:family="paragraph" style:parent-style-name="Standard">
      <style:paragraph-properties fo:line-height="115%" fo:text-align="justify" style:justify-single-word="false"/>
      <style:text-properties style:font-name="Times new roman" fo:font-size="12pt" officeooo:rsid="0024beb9" officeooo:paragraph-rsid="0024beb9" style:font-size-asian="12pt" style:font-size-complex="12pt"/>
    </style:style>
    <style:style style:name="P3" style:family="paragraph" style:parent-style-name="Standard">
      <style:paragraph-properties fo:text-align="justify" style:justify-single-word="false"/>
      <style:text-properties fo:color="#000000" style:font-name="Times new roman" fo:font-size="12pt" fo:background-color="#cccccc" style:font-size-asian="12pt" style:font-size-complex="12pt"/>
    </style:style>
    <style:style style:name="P4"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737e86" style:font-name="Times new roman" fo:font-size="12pt" fo:letter-spacing="normal" fo:font-style="normal" fo:font-weight="normal" style:font-size-asian="12pt" style:font-size-complex="12pt"/>
    </style:style>
    <style:style style:name="P5"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737e86" style:font-name="Times new roman" fo:font-size="12pt" fo:letter-spacing="normal" fo:font-style="normal" fo:font-weight="normal" officeooo:paragraph-rsid="001e5572" style:font-size-asian="12pt" style:font-size-complex="12pt"/>
    </style:style>
    <style:style style:name="P6"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737e86" style:font-name="Times new roman" fo:font-size="12pt" fo:letter-spacing="normal" fo:font-style="normal" fo:font-weight="normal" officeooo:rsid="001c5eec" officeooo:paragraph-rsid="001c5eec" style:font-size-asian="12pt" style:font-size-complex="12pt"/>
    </style:style>
    <style:style style:name="P7"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737e86" style:font-name="Times new roman" fo:font-size="12pt" fo:letter-spacing="normal" fo:font-style="normal" fo:font-weight="normal" officeooo:rsid="001ca191" officeooo:paragraph-rsid="0030387a" style:font-size-asian="12pt" style:font-size-complex="12pt"/>
    </style:style>
    <style:style style:name="P8"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737e86" style:font-name="Times new roman" fo:font-size="12pt" fo:letter-spacing="normal" fo:font-style="normal" fo:font-weight="normal" officeooo:rsid="001cd73f" officeooo:paragraph-rsid="001cd73f" style:font-size-asian="12pt" style:font-size-complex="12pt"/>
    </style:style>
    <style:style style:name="P9"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737e86" style:font-name="Times new roman" fo:font-size="12pt" fo:letter-spacing="normal" fo:font-style="normal" fo:font-weight="normal" officeooo:rsid="001cd73f" officeooo:paragraph-rsid="002e5d91" style:font-size-asian="12pt" style:font-size-complex="12pt"/>
    </style:style>
    <style:style style:name="P10"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737e86" style:font-name="Times new roman" fo:font-size="12pt" fo:letter-spacing="normal" fo:font-style="normal" fo:font-weight="normal" officeooo:rsid="001e5572" officeooo:paragraph-rsid="001e5572" style:font-size-asian="12pt" style:font-size-complex="12pt"/>
    </style:style>
    <style:style style:name="P11"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737e86" style:font-name="Times new roman" fo:font-size="12pt" fo:letter-spacing="normal" fo:font-style="normal" fo:font-weight="normal" officeooo:rsid="001f0398" officeooo:paragraph-rsid="001f0398" style:font-size-asian="12pt" style:font-size-complex="12pt"/>
    </style:style>
    <style:style style:name="P12" style:family="paragraph" style:parent-style-name="Text_20_body">
      <style:paragraph-properties fo:margin-left="0in" fo:margin-right="0in" fo:margin-top="0in" fo:margin-bottom="0in" loext:contextual-spacing="false" fo:line-height="100%" fo:text-align="justify"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fo:background-color="#cccccc" style:font-size-asian="10pt" style:font-size-complex="10pt"/>
    </style:style>
    <style:style style:name="P13"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fo:background-color="#cccccc" style:font-size-asian="10pt" style:font-size-complex="10pt"/>
    </style:style>
    <style:style style:name="T1" style:family="text">
      <style:text-properties officeooo:rsid="001cd73f"/>
    </style:style>
    <style:style style:name="T2" style:family="text">
      <style:text-properties officeooo:rsid="001def83"/>
    </style:style>
    <style:style style:name="T3" style:family="text">
      <style:text-properties officeooo:rsid="001f0398"/>
    </style:style>
    <style:style style:name="T4" style:family="text">
      <style:text-properties officeooo:rsid="00201131"/>
    </style:style>
    <style:style style:name="T5" style:family="text">
      <style:text-properties fo:font-weight="bold" loext:padding="0in" loext:border="none"/>
    </style:style>
    <style:style style:name="T6" style:family="text">
      <style:text-properties officeooo:rsid="00240606"/>
    </style:style>
    <style:style style:name="T7" style:family="text">
      <style:text-properties officeooo:rsid="0026a8e6"/>
    </style:style>
    <style:style style:name="T8" style:family="text">
      <style:text-properties officeooo:rsid="002a1cfd"/>
    </style:style>
    <style:style style:name="T9" style:family="text">
      <style:text-properties officeooo:rsid="002a2feb"/>
    </style:style>
    <style:style style:name="T10" style:family="text">
      <style:text-properties officeooo:rsid="002a6796"/>
    </style:style>
    <style:style style:name="T11" style:family="text">
      <style:text-properties officeooo:rsid="002f5596"/>
    </style:style>
    <style:style style:name="T12" style:family="text">
      <style:text-properties officeooo:rsid="003022b8"/>
    </style:style>
    <style:style style:name="T13" style:family="text">
      <style:text-properties officeooo:rsid="0030bbaa"/>
    </style:style>
    <text:list-style style:name="L1">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5">Motivation:</text:span> Why do you wish to do research abroad and what factors led you to this decision? What do you hope to gain from and what do you anticipate will be the impact of your experience abroad? What initially inspired you to want to do research in this particular area/research group?</text:p>
      <text:p text:style-name="P4"/>
      <text:p text:style-name="P6">During my educational process <text:span text:style-name="T8">and research work </text:span>I <text:span text:style-name="T8">have</text:span> discovered that every <text:span text:style-name="T8">connection</text:span> you make, every scientist you meet, any conference you attend <text:span text:style-name="T8">and every place you visit</text:span> adds some quality to you as a researcher and as a person as well. International experience help<text:span text:style-name="T8">s</text:span> you to broaden you research horizon and think outside the box, to acquire new ideas, get some fresh and new energy and look at your research problems from a new perspective. This could be very beneficial especially in PhD stage, where <text:span text:style-name="T8">we young scientists develop our</text:span> creative thinking, <text:span text:style-name="T8">shape our exploratory mind</text:span> and how to think and solve problems on your own. <text:span text:style-name="T9">I also believe that every you place you visit improves our ability to adapt which is a much required trait later in career. </text:span><text:s/>I expect that this visit <text:span text:style-name="T10">will</text:span> help me to elevate my research <text:span text:style-name="T10">thinking</text:span> and my research personality and to make progress in the work I still have to do for my PhD. </text:p>
      <text:p text:style-name="P6"/>
      <text:p text:style-name="P7">One of the hosting professors is dr. Gregor Gorjanc, is my PhD supervisor. Since w<text:span text:style-name="T1">e do not physically work together this would be a great opportunity for us to more actively exchange opinions and discuss our work and science in general. Also, sometimes working on distance could be slow and cumbersome, many ideas or comments are misinterpreted or take long time to explain through writing. Also, dr. Gorjanc group at Roslin consists of scientists with a high degree of knowledge and skills in the field of genomics and breeding. I believe that by working with them I could improve my skills and knowledge in statistics, data analysis, programming and genomics.</text:span></text:p>
      <text:p text:style-name="P4"/>
      <text:p text:style-name="P13"><text:span text:style-name="T5">Previous work/research experience:</text:span> List and describe your project/research work for courses, participation at research projects, lab work at your department, your independent research, relevant summer internship experience, etc. The goal here is that you describe your experience that makes you the best possible candidate for professor’s research lab and will allow you to have a fruitful and productive summer.</text:p>
      <text:p text:style-name="P4"/>
      <text:p text:style-name="P9">My research work began in the second year of my BSc study. <text:span text:style-name="T10">I had a strong wish to engage in research and b</text:span>y approaching one of the professors I joined the genetics team at the Department of Animal Science at the Biotechnical Faculty, University of Ljubljana. <text:span text:style-name="T2">My research at the time focused on non-coding RNA and compossed of laboratory and bioinformatics work. The aim of my research was to prepare my BSc Diploma as well as to produce some publishable results.After turning in my Diploma work entitled <text:s/>“MicroRNA biogenesis” in 2014, I continued working on the topic and extended my Diploma into a research work that won a Faculty Prešeren award of University of Ljubljana. During this collaboration we also wrote and published three research papers for which I have participated at all the stages of the process. I actively participated in forming the research question, doing the actual research, writing up in form of a paper and going through the process of paper submission and revision. Here is where I really got a feel for what it means to be a scientist and a true insight in research process. My supervisor at the time gave me enough encouragement and support as well as freedom so I could experience on my own how it is like to create and present scientific work and further on how to adjust and defend it the revision part. During this time I gained a lot of laboratory experience and skills regarding data analysis. I also learned to accept criticism and constructive opinions, to work in a team and to accept even he tedious parts of research. Though my BSc I also worked as a demonstrator at the practical course </text:span><text:soft-page-break/><text:span text:style-name="T2">for genetics, which gave another dimension to my research profile. Here not I only got very familiar with some topics, I also got some insight in how to pass on the information in a comprehensive way.</text:span></text:p>
      <text:p text:style-name="P8"/>
      <text:p text:style-name="P10">This all encouraged me to enrol into MSc Quantitative Genetics and Genome Analysis at the University of Edinburgh <text:span text:style-name="T3">(2015 / 2016)</text:span>. <text:span text:style-name="T11">In the final stage I did research work at the Department of Psychology for three months for the purpose of my MSc thesis. This was a very productive working environment that encouraged scientific discussion and exchange of opinions with other young researches in the department. <text:s/>I gained a lot of knowledge and skills interacting with these young perspective people and also interactive with senior scientist who were willing to weekly review and comment on our work. Through out MSc I gained a lot of skills regarding data analysis and genomics than later on were of great use to me, especially when starting a new job and a more independent research path.</text:span></text:p>
      <text:p text:style-name="P10"/>
      <text:p text:style-name="P11">In 2016 I started working at the Agricultural Institute of Slovenia, Department of Animal Science <text:span text:style-name="T4">and later enrolled in PhD in Biosciences at the Biotehnical Faculty. At the Institute I work in a small group of geneticists in which each of us is responsible for our own areas of research. This represents a soft transition from supervised to independent research, since the work I do for the institue is my independent research, and on my PhD part I have a great support from my supervisor. Due to this I have gain more experience in planning research and organising time as well as how to approach a research question and how to solve problems on my own. </text:span></text:p>
      <text:p text:style-name="P5"/>
      <text:p text:style-name="P12"><text:span text:style-name="T5">General project/area you would like to work on:</text:span> A general proposal for a project or an idea for your thesis/dissertation that you want to work on during your visit and how it relates to the research of the professor you are applying to. Describe the project or the idea and argue why you find it interesting. Include list of scientific references related to your field of research.</text:p>
      <text:p text:style-name="P3"/>
      <text:p text:style-name="P1">In my PhD topic I am researching the effectiveness of selection in small cattle populations. <text:span text:style-name="T6">Small populations encounter many difficulties when deploying new technology in a conservative</text:span> <text:span text:style-name="T6">industry, such as agriculture and livestock farming. Some prior evidence of advantages are crucial for people to be willing to adopt the novelty. And my PhD work aims to provide such evidence. </text:span>We started the work by developing a simulator <text:span text:style-name="T12">of a cattle breeding scheme</text:span> and simulating different scenarios of classical and genomic selection. We inspected the genetic gain, genetic variability, inbreeding and efficiency of tested scenario to determine the best way to implement genomic selection in a small cattle population. Up to now we have upgraded that idea by adding optimum contribution selection scenari<text:span text:style-name="T13">s</text:span>o and explore if we can reach either a larger gain or a large efficiency of the selection. </text:p>
      <text:p text:style-name="P1"/>
      <text:p text:style-name="P2">In my visit I would try to <text:span text:style-name="T13">elevate</text:span> my PhD project and connect some aspects that I have already explored. <text:span text:style-name="T7">Firstly, we would like to partition genetic trends by selection paths and link them to their economic values. This way we will determine the economic efficiency of the schemes and will be able to suggest an arrangement of the financial resources to get the maximum output at a given input. This analysis is of crucial meaning for the breeding organisation in the process of implementing genomic selection, especially where the funds are limited. I believe such analysis is of special meaning, since I am actively involved in the work of breeding organisations in Slovenia and I know that the biggest struggle is to obtain and justify the funds. <text:s/>The second part we would try to tackle in this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aleway" svg:font-family="Raleway, Arial, Tahoma, sans-serif"/>
    <style:font-face style:name="inherit" svg:font-family="inherit"/>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5T08:24:15.316830719</meta:creation-date>
    <dc:date>2019-02-07T15:04:35.308508578</dc:date>
    <meta:editing-duration>PT57M8S</meta:editing-duration>
    <meta:editing-cycles>3</meta:editing-cycles>
    <meta:generator>LibreOffice/5.1.6.2$Linux_X86_64 LibreOffice_project/10m0$Build-2</meta:generator>
    <meta:document-statistic meta:table-count="0" meta:image-count="0" meta:object-count="0" meta:page-count="2" meta:paragraph-count="10" meta:word-count="1296" meta:character-count="7623" meta:non-whitespace-character-count="6330"/>
  </office:meta>
</office:document-meta>
</file>